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pletAdapter.login( CopletInstanceData copl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CopletAdapter.toSAX( CopletInstanceData coplet , ContentHandler contentHandle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AbstractCopletAdapt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erThread.join( final long mi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pletAdapter.init( CopletInstanceData cop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CopletAdapter.destroy( CopletInstanceData cop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aderThread.LoaderThread( AbstractCopletAdapter adapter , CopletInstanceData coplet ,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CopletAdapter.getConfiguration( CopletInstanceData coplet , String key , Object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aderThread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CopletAdapter.getConfiguration( CopletInstanceData coplet ,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opletAdapter.renderErrorContent( CopletInstanceData coplet , ContentHandler handler , Exception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pletAdapter.logout( CopletInstanceData cop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